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7cm" svg:stroke-color="#b3b3b3" draw:stroke-linejoin="miter" draw:fill="solid" draw:fill-color="#e6e6e6" draw:opacity="30%" fo:padding-top="0.133cm" fo:padding-bottom="0.133cm" fo:padding-left="0.258cm" fo:padding-right="0.258cm"/>
    </style:style>
    <style:style style:name="gr2" style:family="graphic" style:parent-style-name="standard">
      <style:graphic-properties draw:stroke="solid" svg:stroke-width="0.035cm" svg:stroke-color="#2171b5" draw:marker-start-width="0.227cm" draw:marker-end-width="0.227cm" draw:stroke-linejoin="miter" draw:fill="solid" draw:fill-color="#2171b5" draw:opacity="20%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4" style:family="graphic" style:parent-style-name="standard">
      <style:graphic-properties draw:stroke="solid" draw:stroke-dash="Fine_20_Dashed" svg:stroke-width="0.017cm" svg:stroke-color="#000000" draw:marker-end="Small_20_Arrow" draw:stroke-linejoin="miter" draw:fill="none" fo:padding-top="0.133cm" fo:padding-bottom="0.133cm" fo:padding-left="0.258cm" fo:padding-right="0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loext:graphic-properties draw:fill="solid" draw:fill-color="#e6e6e6" draw:opacity="30%"/>
    </style:style>
    <style:style style:name="P2" style:family="paragraph">
      <loext:graphic-properties draw:fill="solid" draw:fill-color="#2171b5" draw:opacity="20%"/>
    </style:style>
    <style:style style:name="P3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2" draw:text-style-name="P2" draw:layer="layout" svg:width="0.761cm" svg:height="0.742cm" svg:x="3.683cm" svg:y="6.35cm" svg:viewBox="0 0 762 743" svg:d="M762 372c0 68-16 126-51 185s-79 102-139 136c-61 34-121 50-191 50s-130-16-191-50c-60-34-104-77-139-136s-51-117-51-185c0-69 16-127 51-186s79-102 139-136c61-34 121-50 191-50s130 16 191 50c60 34 104 77 139 136s51 117 51 186z">
          <text:p/>
        </draw:path>
        <draw:frame draw:style-name="gr3" draw:text-style-name="P3" draw:layer="layout" svg:width="0.667cm" svg:height="0.806cm" svg:x="3.905cm" svg:y="4.909cm">
          <draw:text-box>
            <text:p><text:span text:style-name="T1">r</text:span></text:p>
          </draw:text-box>
        </draw:frame>
        <draw:line draw:style-name="gr4" draw:text-style-name="P4" draw:layer="layout" svg:x1="4.064cm" svg:y1="7.874cm" svg:x2="6.223cm" svg:y2="7.874cm">
          <text:p/>
        </draw:line>
        <draw:frame draw:style-name="gr5" draw:text-style-name="P3" draw:layer="layout" svg:width="0.803cm" svg:height="0.806cm" svg:x="4.62cm" svg:y="7.168cm">
          <draw:text-box>
            <text:p><text:span text:style-name="T1">F</text:span></text:p>
          </draw:text-box>
        </draw:frame>
        <draw:custom-shape draw:style-name="gr6" draw:text-style-name="P5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93cm" svg:height="0.963cm" svg:x="3.515cm" svg:y="3.101cm">
          <draw:text-box>
            <text:p><text:s/><text:span text:style-name="T2">τ</text:span></text:p>
          </draw:text-box>
        </draw:frame>
        <draw:line draw:style-name="gr4" draw:text-style-name="P4" draw:layer="layout" svg:x1="4.053cm" svg:y1="4.051cm" svg:x2="4.064cm" svg:y2="7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3T12:05:06.931507394</dc:date>
    <meta:editing-duration>PT4H37M49S</meta:editing-duration>
    <meta:editing-cycles>10</meta:editing-cycles>
    <meta:generator>LibreOffice/5.0.3.2$Linux_X86_64 LibreOffice_project/00m0$Build-2</meta:generator>
    <meta:document-statistic meta:object-count="8"/>
  </office:meta>
</office:document-meta>
</file>